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5a499" officeooo:paragraph-rsid="0005a499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05a499" officeooo:paragraph-rsid="0005a499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5a499" officeooo:paragraph-rsid="0005a499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5a499" officeooo:paragraph-rsid="000b6285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064e26" officeooo:paragraph-rsid="0007d448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064e26" officeooo:paragraph-rsid="000b6285"/>
    </style:style>
    <style:style style:name="T1" style:family="text">
      <style:text-properties officeooo:rsid="0005a499"/>
    </style:style>
    <style:style style:name="T2" style:family="text">
      <style:text-properties officeooo:rsid="0007d448"/>
    </style:style>
    <style:style style:name="T3" style:family="text">
      <style:text-properties officeooo:rsid="0008ce45"/>
    </style:style>
    <style:style style:name="T4" style:family="text">
      <style:text-properties officeooo:rsid="0009740f"/>
    </style:style>
    <style:style style:name="T5" style:family="text">
      <style:text-properties officeooo:rsid="000b6285"/>
    </style:style>
    <style:style style:name="T6" style:family="text">
      <style:text-properties officeooo:rsid="000d15ca"/>
    </style:style>
    <style:style style:name="T7" style:family="text">
      <style:text-properties officeooo:rsid="000ea6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2">Homework 4</text:p>
      <text:p text:style-name="P3"/>
      <text:p text:style-name="P4">4.1 <text:line-break/><text:tab/>1. <text:span text:style-name="T6">educate</text:span><text:span text:style-name="T5"><text:line-break/><text:tab/></text:span><text:span text:style-name="T6">2. is work experience</text:span><text:span text:style-name="T5"><text:line-break/><text:tab/></text:span><text:span text:style-name="T6">3. training</text:span><text:span text:style-name="T5"><text:line-break/><text:tab/>4. as </text:span></text:p>
      <text:p text:style-name="P4"><text:span text:style-name="T5"><text:tab/>5. </text:span><text:span text:style-name="T6">in-house training</text:span><text:span text:style-name="T5"><text:line-break/><text:tab/>6. management training</text:span></text:p>
      <text:p text:style-name="P3"/>
      <text:p text:style-name="P3">4.2 <text:line-break/><text:tab/>1. skilled</text:p>
      <text:p text:style-name="P5"><text:tab/>2. <text:span text:style-name="T1">highly skilled<text:line-break/><text:tab/></text:span>3. skilled<text:line-break/><text:tab/>4. highly skilled<text:line-break/><text:tab/>5. unskilled<text:line-break/><text:tab/>6. semi-skilled<text:line-break/><text:tab/>7. skilled<text:line-break/><text:tab/>8. skilled<text:line-break/><text:line-break/><text:span text:style-name="T2">4.3<text:line-break/><text:tab/>1. accounting<text:line-break/><text:tab/>2. self-starter<text:line-break/><text:tab/>3. self-motivated and organized<text:line-break/></text:span><text:soft-page-break/><text:span text:style-name="T2"><text:tab/>4. self-driven<text:line-break/><text:tab/>5. <text:line-break/><text:tab/>- computer-literated</text:span></text:p>
      <text:p text:style-name="P5"><text:span text:style-name="T2"><text:tab/>- numberate</text:span></text:p>
      <text:p text:style-name="P6"><text:span text:style-name="T2"><text:tab/>- proactive <text:line-break/><text:tab/>- </text:span><text:span text:style-name="T3">systematic</text:span><text:span text:style-name="T2"><text:line-break/><text:tab/>- team players <text:line-break/><text:line-break/></text:span><text:span text:style-name="T4">5.1.<text:line-break/><text:tab/>2. salary, commission<text:line-break/><text:tab/>3. bonus<text:line-break/><text:tab/>4. perk<text:line-break/><text:tab/>5. company car, </text:span><text:span text:style-name="T5">fringe benefits</text:span><text:span text:style-name="T4"><text:line-break/><text:tab/>6. </text:span><text:span text:style-name="T5">pension<text:line-break/><text:tab/>7. Compensation, remuneration<text:line-break/>5.2<text:line-break/><text:tab/>1. Com</text:span><text:span text:style-name="T7">pensation, remuneration<text:line-break/><text:tab/>2. share options and stock options<text:line-break/><text:tab/>3. fat cats</text:span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10:35:19.967960998</dc:date>
    <meta:editing-duration>PT16M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2" meta:paragraph-count="8" meta:word-count="97" meta:character-count="640" meta:non-whitespace-character-count="509"/>
  </office:meta>
</office:document-meta>
</file>